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ucida Sans Unicode" svg:font-family="'Lucida Sans Unicode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b80047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eb613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ff8080"/>
      <style:text-properties fo:color="#000000"/>
    </style:style>
    <style:style style:name="ce14" style:family="table-cell" style:parent-style-name="Default">
      <style:table-cell-properties fo:background-color="#008080"/>
      <style:text-properties fo:color="#000000"/>
    </style:style>
    <style:style style:name="ce15" style:family="table-cell" style:parent-style-name="Default">
      <style:table-cell-properties fo:background-color="#008080"/>
    </style:style>
    <style:style style:name="ce16" style:family="table-cell" style:parent-style-name="Default">
      <style:table-cell-properties fo:background-color="#000080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3"/>
        <table:table-column table:style-name="co2" table:default-cell-style-name="ce4"/>
        <table:table-column table:style-name="co2" table:number-columns-repeated="4" table:default-cell-style-name="ce7"/>
        <table:table-column table:style-name="co2" table:number-columns-repeated="10" table:default-cell-style-name="Default"/>
        <table:table-row table:style-name="ro1">
          <table:table-cell table:style-name="Default" office:value-type="string">
            <text:p>Instructio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DD sX,k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office:value-type="string">
            <text:p>ADD sX,s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DDCY sX,k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DDCY sX,s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ND sX,k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office:value-type="string">
            <text:p>AND sX,s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LL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LL C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LL NC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LL NZ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LL Z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OMPARE sX,k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office:value-type="string">
            <text:p>COMPARE sX,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ISABLE INTERRUPT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NABLE INTERRUPT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ETCH sX,s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1"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FETCH sX,(sY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PUT sX,(sY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PUT sX,p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2" office:value-type="string">
            <text:p>p</text:p>
          </table:table-cell>
          <table:table-cell table:number-columns-repeated="2"/>
        </table:table-row>
        <table:table-row table:style-name="ro1">
          <table:table-cell office:value-type="string">
            <text:p>JUM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JUMP 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JUMP N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JUMP NZ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JUMP Z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AD sX,kk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AD sX,sY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OR sX,kk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office:value-type="string">
            <text:p>OR sX,s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UTPUT sX,(sY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UTPUT sX,p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2" office:value-type="string">
            <text:p>p</text:p>
          </table:table-cell>
          <table:table-cell table:number-columns-repeated="2"/>
        </table:table-row>
        <table:table-row table:style-name="ro1">
          <table:table-cell office:value-type="string">
            <text:p>RETU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TURN 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TURN N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TURN N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TURN 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TURNI DISABL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TURNI ENABL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L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R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L0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L1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LA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LX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R0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R1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RA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SRX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ORE sX,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1"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STORE sX,(sY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UB sX,kk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UB sX,sY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UBCY sX,kk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office:value-type="string">
            <text:p>SUBCY sX,sY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EST sX,k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EST sX,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OR sX,kk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  <table:table-cell table:number-columns-repeated="2"/>
        </table:table-row>
        <table:table-row table:style-name="ro1">
          <table:table-cell office:value-type="string">
            <text:p>XOR sX,sY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16"/>
        <table:table-column table:style-name="co2" table:number-columns-repeated="5" table:default-cell-style-name="ce3"/>
        <table:table-column table:style-name="co2" table:default-cell-style-name="ce4"/>
        <table:table-column table:style-name="co2" table:number-columns-repeated="4" table:default-cell-style-name="ce7"/>
        <table:table-column table:style-name="co2" table:number-columns-repeated="8" table:default-cell-style-name="Default"/>
        <table:table-row table:style-name="ro1">
          <table:table-cell table:style-name="Default" office:value-type="string">
            <text:p>Instruction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 sX,k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ADD sX,s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CY sX,k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ADDCY sX,s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ND sX,k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AND sX,s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ALL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CALL C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CALL NC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CALL NZ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CALL Z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COMPARE sX,k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COMPARE sX,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ISABLE INTERRUPT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4" office:value-type="float" office:value="0">
            <text:p>0</text:p>
          </table:table-cell>
        </table:table-row>
        <table:table-row table:style-name="ro1">
          <table:table-cell office:value-type="string">
            <text:p>ENABLE INTERRUPT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4" office:value-type="float" office:value="1">
            <text:p>1</text:p>
          </table:table-cell>
        </table:table-row>
        <table:table-row table:style-name="ro1">
          <table:table-cell office:value-type="string">
            <text:p>FETCH sX,s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1" office:value-type="string">
            <text:p>s</text:p>
          </table:table-cell>
        </table:table-row>
        <table:table-row table:style-name="ro1">
          <table:table-cell office:value-type="string">
            <text:p>FETCH sX,(sY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NPUT sX,(sY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NPUT sX,p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2" office:value-type="string">
            <text:p>p</text:p>
          </table:table-cell>
        </table:table-row>
        <table:table-row table:style-name="ro1">
          <table:table-cell office:value-type="string">
            <text:p>JUM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JUMP 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JUMP N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JUMP NZ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JUMP Z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" table:style-name="ce9" office:value-type="string">
            <text:p>a</text:p>
          </table:table-cell>
        </table:table-row>
        <table:table-row table:style-name="ro1">
          <table:table-cell office:value-type="string">
            <text:p>LOAD sX,kk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LOAD sX,sY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R sX,kk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OR sX,s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UTPUT sX,(sY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UTPUT sX,p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2" office:value-type="string">
            <text:p>p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RETURN 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RETURN N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RETURN N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RETURN 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RETURNI DISABL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office:value-type="string">
            <text:p>RETURNI ENABL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RL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0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office:value-type="string">
            <text:p>SL1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SLA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X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R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R0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office:value-type="string">
            <text:p>SR1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SRA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RX s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ORE sX,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1" office:value-type="string">
            <text:p>s</text:p>
          </table:table-cell>
        </table:table-row>
        <table:table-row table:style-name="ro1">
          <table:table-cell office:value-type="string">
            <text:p>STORE sX,(sY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UB sX,kk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SUB sX,sY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UBCY sX,kk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SUBCY sX,sY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EST sX,k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TEST sX,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XOR sX,kk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8" table:style-name="ce10" office:value-type="string">
            <text:p>k</text:p>
          </table:table-cell>
        </table:table-row>
        <table:table-row table:style-name="ro1">
          <table:table-cell office:value-type="string">
            <text:p>XOR sX,sY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4" table:style-name="ce11" office:value-type="string">
            <text:p>y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ucida Sans Unicode" svg:font-family="'Lucida Sans Unicode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6/04/2008</text:date>, <text:time>20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ristian-Gyozo Haba</meta:initial-creator>
    <meta:creation-date>2007-10-20T13:04:06</meta:creation-date>
    <dc:creator>Cristian Haba</dc:creator>
    <dc:date>2008-06-04T20:37:56</dc:date>
    <meta:printed-by>Cristian Haba</meta:printed-by>
    <meta:print-date>2008-06-04T19:10:14</meta:print-date>
    <dc:language>en-US</dc:language>
    <meta:editing-cycles>3</meta:editing-cycles>
    <meta:editing-duration>PT8H30M39S</meta:editing-duration>
    <meta:user-defined meta:name="Info 1"/>
    <meta:user-defined meta:name="Info 2"/>
    <meta:user-defined meta:name="Info 3"/>
    <meta:user-defined meta:name="Info 4"/>
    <meta:document-statistic meta:table-count="3" meta:cell-count="2204"/>
  </office:meta>
</office:document-meta>
</file>